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4492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4,C33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15,C19,C16,C22,C21,C13,C10,C17,C32,C11,C31,C12,C20,C14,C18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uf</text:p>
          </table:table-cell>
          <table:table-cell table:number-columns-repeated="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24,R30,R11,R61,R46,R12,R63,R26,R62,R4,R23,R45,R1,R14,R15,R47,R29,R25,R2,R13,R16,R60,R7,R10,R28,R27</text:p>
          </table:table-cell>
          <table:table-cell office:value-type="string" calcext:value-type="string">
            <text:p>R_0402_1005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style-name="ce1" office:value-type="string" calcext:value-type="string">
            <text:p>399-C0402C335M7PAC7867TR-ND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 table:number-columns-repeated="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  <table:table-cell table:number-columns-repeated="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  <table:table-cell office:value-type="string" calcext:value-type="string">
            <text:p>NX3DV42GU,115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3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3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3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3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number-columns-repeated="3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09:09:49.879153089</dc:date>
    <meta:editing-duration>PT18M33S</meta:editing-duration>
    <meta:editing-cycles>2</meta:editing-cycles>
    <meta:generator>LibreOffice/7.3.7.2$Linux_X86_64 LibreOffice_project/30$Build-2</meta:generator>
    <meta:document-statistic meta:table-count="1" meta:cell-count="319" meta:object-count="0"/>
  </office:meta>
</office:document-meta>
</file>